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draw:textarea-horizontal-align="justify" draw:textarea-vertical-align="middle" draw:auto-grow-height="false" fo:min-height="2.122cm" fo:min-width="2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477cm" fo:min-width="2.4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771cm" fo:min-width="1.7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draw:text-style-name="P2" svg:width="3.001cm" svg:height="3.001cm" svg:x="-1.207cm" svg:y="5.5cm"><text:p text:style-name="P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" draw:style-name="gr1" draw:text-style-name="P2" svg:width="3.001cm" svg:height="3.001cm" svg:x="3.293cm" svg:y="1.499cm"><text:p text:style-name="P2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" draw:style-name="gr1" draw:text-style-name="P2" svg:width="3.001cm" svg:height="3.001cm" svg:x="3.293cm" svg:y="5.5cm"><text:p text:style-name="P2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" draw:style-name="gr1" draw:text-style-name="P2" svg:width="3.001cm" svg:height="3.001cm" svg:x="7.795cm" svg:y="5.5cm"><text:p text:style-name="P2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1" draw:style-name="gr2" draw:text-style-name="P2" svg:width="3.5cm" svg:height="3.5cm" svg:x="12.296cm" svg:y="5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" draw:name="Forma1" draw:style-name="gr3" draw:text-style-name="P2" svg:width="2.5cm" svg:height="2.502cm" svg:x="12.793cm" svg:y="5.999cm"><text:p text:style-name="P2">1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1" draw:style-name="gr2" draw:text-style-name="P2" svg:width="3.5cm" svg:height="3.5cm" svg:x="-1.207cm" svg:y="11.50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7" draw:name="Forma1" draw:style-name="gr3" draw:text-style-name="P2" svg:width="2.5cm" svg:height="2.502cm" svg:x="-0.709cm" svg:y="12cm"><text:p text:style-name="P2">3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8" draw:name="Forma1" draw:style-name="gr2" draw:text-style-name="P2" svg:width="3.5cm" svg:height="3.5cm" svg:x="3.293cm" svg:y="11.50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9" draw:name="Forma1" draw:style-name="gr3" draw:text-style-name="P2" svg:width="2.5cm" svg:height="2.502cm" svg:x="3.791cm" svg:y="12cm"><text:p text:style-name="P2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a1" draw:style-name="gr2" draw:text-style-name="P2" svg:width="3.5cm" svg:height="3.5cm" svg:x="7.795cm" svg:y="11.50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1" draw:name="Forma1" draw:style-name="gr3" draw:text-style-name="P2" svg:width="2.5cm" svg:height="2.502cm" svg:x="8.292cm" svg:y="12cm"><text:p text:style-name="P2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1" draw:style-name="gr2" draw:text-style-name="P2" svg:width="3.5cm" svg:height="3.5cm" svg:x="7.795cm" svg:y="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3" draw:name="Forma1" draw:style-name="gr3" draw:text-style-name="P2" svg:width="2.5cm" svg:height="2.502cm" svg:x="8.292cm" svg:y="1.499cm"><text:p text:style-name="P2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Forma3" draw:style-name="gr4" draw:text-style-name="P2" svg:x1="1.293cm" svg:y1="7.999cm" svg:x2="4.794cm" svg:y2="11.5cm"><text:p/></draw:line><draw:line text:anchor-type="paragraph" draw:z-index="15" draw:name="Forma4" draw:style-name="gr4" draw:text-style-name="P2" svg:x1="1.293cm" svg:y1="7.999cm" svg:x2="9.294cm" svg:y2="11.5cm"><text:p/></draw:line><draw:line text:anchor-type="paragraph" draw:z-index="16" draw:name="Forma5" draw:style-name="gr4" draw:text-style-name="P2" svg:x1="1.293cm" svg:y1="7.999cm" svg:x2="0.794cm" svg:y2="11.5cm"><text:p/></draw:line><draw:line text:anchor-type="paragraph" draw:z-index="17" draw:name="Forma6" draw:style-name="gr4" draw:text-style-name="P2" svg:x1="1.794cm" svg:y1="6.999cm" svg:x2="3.293cm" svg:y2="6.999cm"><text:p/></draw:line><draw:line text:anchor-type="paragraph" draw:z-index="18" draw:name="Forma7" draw:style-name="gr4" draw:text-style-name="P2" svg:x1="6.294cm" svg:y1="6.999cm" svg:x2="7.795cm" svg:y2="6.999cm"><text:p/></draw:line><draw:line text:anchor-type="paragraph" draw:z-index="19" draw:name="Forma8" draw:style-name="gr4" draw:text-style-name="P2" svg:x1="10.795cm" svg:y1="6.999cm" svg:x2="12.294cm" svg:y2="6.999cm"><text:p/></draw:line><draw:line text:anchor-type="paragraph" draw:z-index="20" draw:name="Forma11" draw:style-name="gr4" draw:text-style-name="P2" svg:x1="6.294cm" svg:y1="2.999cm" svg:x2="7.795cm" svg:y2="2.999cm"><text:p/></draw:line><draw:line text:anchor-type="paragraph" draw:z-index="21" draw:name="Forma13" draw:style-name="gr4" draw:text-style-name="P2" svg:x1="1.293cm" svg:y1="5.999cm" svg:x2="3.293cm" svg:y2="2.999cm"><text:p/></draw:line><draw:line text:anchor-type="paragraph" draw:z-index="22" draw:name="Forma2" draw:style-name="gr4" draw:text-style-name="P2" svg:x1="-1.707cm" svg:y1="6.999cm" svg:x2="-1.206cm" svg:y2="6.999cm"><text:p/></draw:line><draw:frame text:anchor-type="paragraph" draw:z-index="23" draw:name="Forma9" draw:style-name="gr5" draw:text-style-name="P3" svg:width="2.5cm" svg:height="1.502cm" svg:x="5.794cm" svg:y="8.999cm"><draw:text-box><text:p>Otro</text:p></draw:text-box></draw:frame><draw:frame text:anchor-type="paragraph" draw:z-index="24" draw:name="Forma10" draw:style-name="gr6" draw:text-style-name="P3" svg:width="2.5cm" svg:height="1.001cm" svg:x="11.795cm" svg:y="13cm"><draw:text-box><text:p>* ERROR</text:p></draw:text-box></draw:frame><draw:frame text:anchor-type="paragraph" draw:z-index="25" draw:name="Forma12" draw:style-name="gr6" draw:text-style-name="P3" svg:width="1.502cm" svg:height="1.001cm" svg:x="-0.707cm" svg:y="9.5cm"><draw:text-box><text:p>x</text:p></draw:text-box></draw:frame><draw:frame text:anchor-type="paragraph" draw:z-index="26" draw:name="Forma14" draw:style-name="gr6" draw:text-style-name="P3" svg:width="1.001cm" svg:height="1.001cm" svg:x="2.293cm" svg:y="9.999cm"><draw:text-box><text:p>y</text:p></draw:text-box></draw:frame><draw:frame text:anchor-type="paragraph" draw:z-index="27" draw:name="Forma15" draw:style-name="gr6" draw:text-style-name="P3" svg:width="2.001cm" svg:height="1.001cm" svg:x="2.293cm" svg:y="4.5cm"><draw:text-box><text:p>o</text:p></draw:text-box></draw:frame><draw:frame text:anchor-type="paragraph" draw:z-index="28" draw:name="Forma16" draw:style-name="gr7" draw:text-style-name="P3" svg:width="1.502cm" svg:height="0.502cm" svg:x="6.795cm" svg:y="2.498cm"><draw:text-box><text:p>r</text:p></draw:text-box></draw:frame><draw:frame text:anchor-type="paragraph" draw:z-index="29" draw:name="Forma17" draw:style-name="gr8" draw:text-style-name="P3" svg:width="1.001cm" svg:height="0.5cm" svg:x="2.293cm" svg:y="6.5cm"><draw:text-box><text:p>a</text:p></draw:text-box></draw:frame><draw:frame text:anchor-type="paragraph" draw:z-index="30" draw:name="Forma18" draw:style-name="gr6" draw:text-style-name="P3" svg:width="1.001cm" svg:height="1.001cm" svg:x="6.795cm" svg:y="6.5cm"><draw:text-box><text:p>n</text:p></draw:text-box></draw:frame><draw:frame text:anchor-type="paragraph" draw:z-index="31" draw:name="Forma19" draw:style-name="gr7" draw:text-style-name="P3" svg:width="1.003cm" svg:height="0.502cm" svg:x="11.292cm" svg:y="6.5cm"><draw:text-box><text:p>d</text:p></draw:text-box></draw:frame><draw:frame text:anchor-type="paragraph" draw:z-index="32" draw:name="Forma20" draw:style-name="gr7" draw:text-style-name="P3" svg:width="3.502cm" svg:height="0.502cm" svg:x="11.294cm" svg:y="1.998cm"><draw:text-box><text:p>* OR</text:p></draw:text-box></draw:frame><draw:frame text:anchor-type="paragraph" draw:z-index="33" draw:name="Forma21" draw:style-name="gr6" draw:text-style-name="P3" svg:width="3.001cm" svg:height="1.001cm" svg:x="15.796cm" svg:y="6.5cm"><draw:text-box><text:p>* AND</text:p></draw:text-box></draw:frame><draw:frame text:anchor-type="paragraph" draw:z-index="34" draw:name="Forma22" draw:style-name="gr6" draw:text-style-name="P3" svg:width="1.502cm" svg:height="1.001cm" svg:x="0.293cm" svg:y="15.501cm"><draw:text-box><text:p>X</text:p></draw:text-box></draw:frame><draw:frame text:anchor-type="paragraph" draw:z-index="35" draw:name="Forma23" draw:style-name="gr5" draw:text-style-name="P3" svg:width="1.001cm" svg:height="1.502cm" svg:x="3.293cm" svg:y="15.501cm"><draw:text-box><text:p>Y</text:p></draw:text-box></draw:frame><draw:custom-shape text:anchor-type="paragraph" draw:z-index="36" draw:name="Forma1" draw:style-name="gr2" draw:text-style-name="P2" svg:width="3.5cm" svg:height="3.5cm" svg:x="-0.707cm" svg:y="0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7" draw:name="Forma1" draw:style-name="gr3" draw:text-style-name="P2" svg:width="2.5cm" svg:height="2.502cm" svg:x="-0.21cm" svg:y="0.499cm"><text:p text:style-name="P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" draw:name="Forma24" draw:style-name="gr4" draw:text-style-name="P2" svg:x1="1.293cm" svg:y1="5.999cm" svg:x2="0.794cm" svg:y2="3.5cm"><text:p/></draw:line><draw:frame text:anchor-type="paragraph" draw:z-index="39" draw:name="Forma25" draw:style-name="gr8" draw:text-style-name="P3" svg:width="0.502cm" svg:height="0.5cm" svg:x="0.293cm" svg:y="4.5cm"><draw:text-box><text:p>z</text:p></draw:text-box></draw:frame><draw:frame text:anchor-type="paragraph" draw:z-index="40" draw:name="Forma26" draw:style-name="gr5" draw:text-style-name="P3" svg:width="2.001cm" svg:height="1.502cm" svg:x="2.792cm" svg:y="0.497cm"><draw:text-box><text:p>Z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5T16:04:46.238762688</meta:creation-date>
    <dc:date>2023-05-05T16:57:04.200246261</dc:date>
    <meta:editing-duration>PT11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